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903344002929556643"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7819740861634959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97313914427166399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82289124291642712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0138033416066454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597019367131691837"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44111005696699771"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31948477718167123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778712" text:continue-list="list844111005696699771"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83573592886629358"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7328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94540"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779573" text:continue-numbering="true" text:style-name="L9">
        <text:list-item>
          <text:list>
            <text:list-header>
              <text:p text:style-name="P192">Warm down: <text:span text:style-name="T2">0.25 mile jog home</text:span></text:p>
              <text:p text:style-name="P193"/>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765785"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69187"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32934868495137314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32410033692020127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248660610864214366"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777748" text:continue-numbering="true" text:style-name="L12">
        <text:list-item>
          <text:list>
            <text:list-header>
              <text:p text:style-name="P197">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825875735822643957" text:style-name="L13">
        <text:list-item>
          <text:list>
            <text:list-header>
              <text:p text:style-name="P186">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10376392637055508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646425341239081231" text:style-name="L15">
        <text:list-item>
          <text:list>
            <text:list-header>
              <text:p text:style-name="P170">1.5 miles averaging about 9:40/mile and rest 1 min</text:p>
            </text:list-header>
          </text:list>
        </text:list-item>
      </text:list>
      <text:p text:style-name="P23">1 mile in 8:26 and rest 2 min</text:p>
      <text:list xml:id="list2870815453635071266"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315460323308984293" text:style-name="L17">
        <text:list-item>
          <text:list>
            <text:list-header>
              <text:p text:style-name="P172">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768711" text:continue-numbering="true" text:style-name="L17">
        <text:list-item>
          <text:list>
            <text:list-header>
              <text:p text:style-name="P172">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2555145278446711619"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50134278884664556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867619143990393327"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774603" text:continue-list="list6501342788846645562" text:style-name="L19">
        <text:list-item>
          <text:list>
            <text:list-header>
              <text:p text:style-name="P174">(Pace*HR)=1240</text:p>
            </text:list-header>
          </text:list>
        </text:list-item>
      </text:list>
      <text:list xml:id="list40785627" text:continue-list="list2555145278446711619" text:style-name="L18">
        <text:list-item>
          <text:list>
            <text:list-header>
              <text:p text:style-name="P173">2 miles at 10:46/mile Ave HR= 121 bpm and rest a few minutes</text:p>
            </text:list-header>
          </text:list>
        </text:list-item>
      </text:list>
      <text:list xml:id="list40788100" text:continue-list="list4077460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78423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77125495083982266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55365495564696793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438173411921668472"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7198119686683865398" text:style-name="L24">
        <text:list-item>
          <text:p text:style-name="P196">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660569305056279313"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304599417673129019"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765898" text:continue-numbering="true" text:style-name="L26">
        <text:list-item>
          <text:list>
            <text:list-header>
              <text:p text:style-name="P178">0.1 mile lead in to a 4 mile run</text:p>
              <text:p text:style-name="P189">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78846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997665912406392339"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22258894245277600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782677147891007294"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8"><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156055647820789889" text:style-name="L30">
        <text:list-item>
          <text:list>
            <text:list-header>
              <text:p text:style-name="P182">1.5 miles on the track at about 10:15/mile with shoes</text:p>
              <text:p text:style-name="P182">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183"><text:span text:style-name="T1">Run:</text:span> 2 miles, Slits: 9:56 and 9:05</text:p>
      <text:p text:style-name="P183"><text:span text:style-name="T1">Run and Jog:</text:span> 1 mile, time 11:53, </text:p>
      <text:p text:style-name="P183">I jogged about 55 yards at the beginning of 2<text:span text:style-name="T5">nd</text:span>, 3<text:span text:style-name="T5">rd</text:span>, and 4<text:span text:style-name="T5">th</text:span> laps.</text:p>
      <text:p text:style-name="P183">I am running with no shoes because it makes the ball of my left foot feel better.</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text:soft-page-break/>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903082905334093358" text:style-name="L31">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0T20:53:51.93</dc:date>
    <dc:creator>James Lombardi</dc:creator>
    <meta:editing-duration>P19DT23H13M1S</meta:editing-duration>
    <meta:editing-cycles>1590</meta:editing-cycles>
    <meta:generator>OpenOffice/4.1.2$Win32 OpenOffice.org_project/412m3$Build-9782</meta:generator>
    <meta:document-statistic meta:table-count="0" meta:image-count="9" meta:object-count="0" meta:page-count="164" meta:paragraph-count="4702" meta:word-count="51265" meta:character-count="262978"/>
  </office:meta>
</office:document-meta>
</file>